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15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739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2.97cm" fo:min-width="5.612cm" loext:decorative="false"/>
    </style:style>
    <style:style style:name="gr13" style:family="graphic" style:parent-style-name="standard">
      <style:graphic-properties draw:fill-color="#ffb66c" draw:textarea-horizontal-align="justify" draw:textarea-vertical-align="middle" draw:auto-grow-height="false" fo:min-height="3.047cm" fo:min-width="4.851cm" loext:decorative="false"/>
    </style:style>
    <style:style style:name="gr14" style:family="graphic" style:parent-style-name="standard">
      <style:graphic-properties draw:fill-color="#ffb66c" draw:textarea-horizontal-align="justify" draw:textarea-vertical-align="middle" draw:auto-grow-height="false" fo:min-height="3.161cm" fo:min-width="4.956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6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05cm" loext:decorative="false"/>
      <style:paragraph-properties style:writing-mode="lr-tb"/>
    </style:style>
    <style:style style:name="gr18" style:family="graphic" style:parent-style-name="standard">
      <style:graphic-properties draw:fill-color="#ffb66c" draw:textarea-horizontal-align="justify" draw:textarea-vertical-align="middle" draw:auto-grow-height="false" fo:min-height="2.915cm" fo:min-width="4.601cm" loext:decorative="false"/>
    </style:style>
    <style:style style:name="gr19" style:family="graphic" style:parent-style-name="standard">
      <style:graphic-properties draw:fill-color="#ffb66c" draw:textarea-horizontal-align="justify" draw:textarea-vertical-align="middle" draw:auto-grow-height="false" fo:min-height="2.889cm" fo:min-width="4.6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21" style:family="graphic" style:parent-style-name="standard">
      <style:graphic-properties draw:fill-color="#ffb66c" draw:textarea-horizontal-align="justify" draw:textarea-vertical-align="middle" draw:auto-grow-height="false" fo:min-height="3.107cm" fo:min-width="4.603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7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1pt" style:font-size-asian="21pt" style:font-size-complex="21pt" fo:hyphenate="false" loext:hyphenation-no-caps="false" loext:hyphenation-no-last-word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b66c"/>
      <style:paragraph-properties fo:text-align="center"/>
    </style:style>
    <style:style style:name="P16" style:family="paragraph">
      <loext:graphic-properties draw:fill="none" draw:fill-color="#ffffff"/>
      <style:text-properties fo:color="#ff8000" loext:opacity="100%"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color="#2a6099" loext:opacity="100%" fo:font-size="20pt" style:font-size-asian="20pt" style:font-size-complex="20pt"/>
    </style:style>
    <style:style style:name="P19" style:family="paragraph">
      <loext:graphic-properties draw:fill="none" draw:fill-color="#ffffff"/>
      <style:text-properties fo:color="#ff8000" loext:opacity="100%"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8000" loext:opacity="100%" fo:font-size="21pt" style:font-size-asian="21pt" style:font-size-complex="21pt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2a6099" loext:opacity="100%" fo:font-size="20pt" style:font-size-asian="20pt" style:font-size-complex="20pt"/>
    </style:style>
    <style:style style:name="T17" style:family="text">
      <style:text-properties fo:color="#ff8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  <text:list-item>
                <text:p text:style-name="P7"><text:span text:style-name="T5">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2.403cm" svg:x="0.444cm" svg:y="2.527cm">
          <draw:text-box>
            <text:list text:style-name="L2">
              <text:list-item>
                <text:p text:style-name="P6"><text:span text:style-name="T6">name</text:span><text:span text:style-name="T7"> | string, required, trim</text:span></text:p>
              </text:list-item>
              <text:list-item>
                <text:p text:style-name="P6"><text:span text:style-name="T6">description</text:span><text:span text:style-name="T7"> | string</text:span></text:p>
              </text:list-item>
              <text:list-item>
                <text:p text:style-name="P9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9"><text:span text:style-name="T6">material</text:span><text:span text:style-name="T7"> | string[], required, (enum(gold, silver, diamond))</text:span></text:p>
              </text:list-item>
              <text:list-item>
                <text:p text:style-name="P9"><text:span text:style-name="T6">size(value, unit)</text:span><text:span text:style-name="T7"> | number + string</text:span></text:p>
              </text:list-item>
              <text:list-item>
                <text:p text:style-name="P9"><text:span text:style-name="T6">price</text:span><text:span text:style-name="T7"> | number, required</text:span></text:p>
              </text:list-item>
              <text:list-item>
                <text:p text:style-name="P9"><text:span text:style-name="T6">images</text:span><text:span text:style-name="T7"> | string[]</text:span></text:p>
              </text:list-item>
              <text:list-item>
                <text:p text:style-name="P9"><text:span text:style-name="T6">stock</text:span><text:span text:style-name="T7"> | number,required, min(0)</text:span></text:p>
              </text:list-item>
              <text:list-item>
                <text:p text:style-name="P9"><text:span text:style-name="T6">stone</text:span><text:span text:style-name="T7"> | string[], enum(--video(stone.webm)), default(none)</text:span></text:p>
              </text:list-item>
              <text:list-item>
                <text:p text:style-name="P9"><text:span text:style-name="T6">color</text:span><text:span text:style-name="T7"> | string, required</text:span></text:p>
              </text:list-item>
              <text:list-item>
                <text:p text:style-name="P9"><text:span text:style-name="T6">weight(value, unit)</text:span><text:span text:style-name="T7"> | number + string, enum(ct, g, oz)</text:span></text:p>
              </text:list-item>
              <text:list-item>
                <text:p text:style-name="P9"><text:span text:style-name="T6">barcode</text:span><text:span text:style-name="T7"> | string</text:span></text:p>
              </text:list-item>
              <text:list-item>
                <text:p text:style-name="P9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9">user</text:span><text:span text:style-name="T10"> | (id ref(“User”)), required, unique</text:span></text:p>
              </text:list-item>
              <text:list-item>
                <text:p text:style-name="P11"><text:span text:style-name="T9">items</text:span><text:span text:style-name="T10"> (product, quantity) | (id, ref(Product), required + <text:s/>number default(1), 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API</text:span></text:p>
          </draw:text-box>
        </draw:frame>
        <draw:frame draw:style-name="gr9" draw:text-style-name="P5" draw:layer="layout" svg:width="5.775cm" svg:height="3.083cm" svg:x="0.635cm" svg:y="2.308cm">
          <draw:text-box>
            <text:p><text:span text:style-name="T3">User routes</text:span></text:p>
            <text:p><text:span text:style-name="T3"/></text:p>
          </draw:text-box>
        </draw:frame>
        <draw:frame draw:style-name="gr10" draw:text-style-name="P13" draw:layer="layout" svg:width="26.43cm" svg:height="10.989cm" svg:x="1.064cm" svg:y="3.503cm">
          <draw:text-box>
            <text:list text:style-name="L3">
              <text:list-item>
                <text:p text:style-name="P11"><text:span text:style-name="T11">POST <text:s text:c="3"/>/api/v1/users/register-c <text:s text:c="6"/>→ Create a new customer account</text:span></text:p>
              </text:list-item>
              <text:list-item>
                <text:p text:style-name="P11"><text:span text:style-name="T11">POST <text:s text:c="3"/>/api/v1/users/register-e <text:s text:c="6"/>→ Create a new employee account</text:span></text:p>
              </text:list-item>
              <text:list-item>
                <text:p text:style-name="P11"><text:span text:style-name="T11">POST <text:s text:c="3"/>/api/v1/users/login <text:s text:c="9"/>→ Authenticate user and return token</text:span></text:p>
              </text:list-item>
              <text:list-item>
                <text:p text:style-name="P11"><text:span text:style-name="T12">GET <text:s text:c="4"/>/api/</text:span><text:span text:style-name="T11">v1/users/profile <text:s text:c="7"/>→ Get logged-in user's profile</text:span></text:p>
              </text:list-item>
              <text:list-item>
                <text:p text:style-name="P11"><text:span text:style-name="T12">PUT <text:s text:c="4"/>/api/</text:span><text:span text:style-name="T11">v1/users/profile <text:s text:c="7"/>→ Update logged-in user's profile</text:span></text:p>
              </text:list-item>
              <text:list-item>
                <text:p text:style-name="P11"><text:span text:style-name="T12">DELETE <text:s/>/api/</text:span><text:span text:style-name="T11">v1/users/profile <text:s text:c="7"/>→ Delete logged-in user's accoun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>GET <text:s text:c="4"/>/api/users <text:s text:c="15"/>→ List all users (admin only)</text:span></text:p>
              </text:list-item>
              <text:list-item>
                <text:p text:style-name="P11"><text:span text:style-name="T12">GET <text:s text:c="4"/>/api/</text:span><text:span text:style-name="T11">v1/users/:id <text:s text:c="11"/>→ Get user by ID (admin only)</text:span></text:p>
              </text:list-item>
              <text:list-item>
                <text:p text:style-name="P11"><text:span text:style-name="T12">PUT <text:s text:c="4"/>/api/</text:span><text:span text:style-name="T11">v1/users/:id <text:s text:c="11"/>→ Update user by ID (admin only)</text:span></text:p>
              </text:list-item>
              <text:list-item>
                <text:p text:style-name="P11"><text:span text:style-name="T12">DELETE <text:s/>/api/</text:span><text:span text:style-name="T11">v1/users/:id <text:s text:c="11"/>→ Delete user by ID (admin only)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1" draw:text-style-name="P14" draw:layer="layout" svg:x1="5.946cm" svg:y1="0.219cm" svg:x2="6.055cm" svg:y2="15.33cm">
          <text:p/>
        </draw:line>
        <draw:custom-shape draw:style-name="gr12" draw:text-style-name="P15" draw:layer="layout" svg:width="6.112cm" svg:height="3.22cm" svg:x="13.554cm" svg:y="3.2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351cm" svg:height="3.297cm" draw:transform="rotate (-0.00261799387799158) translate (21.171cm 3.31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56cm" svg:height="3.411cm" svg:x="7.036cm" svg:y="3.19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9.874cm" svg:height="1.517cm" svg:x="11.537cm" svg:y="0.219cm">
          <draw:text-box>
            <text:p><text:span text:style-name="T13">Admin Dashboard</text:span></text:p>
          </draw:text-box>
        </draw:frame>
        <draw:frame draw:style-name="gr16" draw:text-style-name="P17" draw:layer="layout" svg:width="4.938cm" svg:height="1.118cm" svg:x="0.681cm" svg:y="0.546cm">
          <draw:text-box>
            <text:p><text:span text:style-name="T14">Dashboard </text:span><text:span text:style-name="T15">Admin</text:span></text:p>
          </draw:text-box>
        </draw:frame>
        <draw:frame draw:style-name="gr17" draw:text-style-name="P18" draw:layer="layout" svg:width="4.119cm" svg:height="1.255cm" svg:x="7.609cm" svg:y="3.628cm">
          <draw:text-box>
            <text:p><text:span text:style-name="T16">Customers</text:span></text:p>
          </draw:text-box>
        </draw:frame>
        <draw:frame draw:style-name="gr17" draw:text-style-name="P18" draw:layer="layout" svg:width="4.119cm" svg:height="1.255cm" svg:x="14.429cm" svg:y="3.684cm">
          <draw:text-box>
            <text:p><text:span text:style-name="T16">Employees</text:span></text:p>
          </draw:text-box>
        </draw:frame>
        <draw:frame draw:style-name="gr17" draw:text-style-name="P18" draw:layer="layout" svg:width="4.119cm" svg:height="1.255cm" svg:x="21.439cm" svg:y="3.765cm">
          <draw:text-box>
            <text:p><text:span text:style-name="T16">Products</text:span></text:p>
          </draw:text-box>
        </draw:frame>
        <draw:custom-shape draw:style-name="gr18" draw:text-style-name="P15" draw:layer="layout" svg:width="5.101cm" svg:height="3.165cm" svg:x="7.255cm" svg:y="7.173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2.291cm" svg:height="1.255cm" svg:x="8.564cm" svg:y="7.502cm">
          <draw:text-box>
            <text:p><text:span text:style-name="T16">Sales</text:span></text:p>
          </draw:text-box>
        </draw:fram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345cm" svg:height="1.116cm" svg:x="15.466cm" svg:y="8.104cm">
          <draw:text-box>
            <text:p><text:span text:style-name="T16">Shop</text:span></text:p>
          </draw:text-box>
        </draw:frame>
        <draw:custom-shape draw:style-name="gr21" draw:text-style-name="P15" draw:layer="layout" svg:width="5.103cm" svg:height="3.357cm" svg:x="21.191cm" svg:y="6.927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.235cm" svg:height="1.117cm" svg:x="22.668cm" svg:y="7.176cm">
          <draw:text-box>
            <text:p><text:span text:style-name="T16">Cuts</text:span></text:p>
          </draw:text-box>
        </draw:frame>
        <draw:frame draw:style-name="gr23" draw:text-style-name="P19" draw:layer="layout" svg:width="4.61cm" svg:height="1.227cm" svg:x="0.927cm" svg:y="4.011cm">
          <draw:text-box>
            <text:p><text:span text:style-name="T17">Manage Customers</text:span></text:p>
          </draw:text-box>
        </draw:frame>
        <draw:frame draw:style-name="gr23" draw:text-style-name="P19" draw:layer="layout" svg:width="4.61cm" svg:height="1.227cm" svg:x="0.927cm" svg:y="5.43cm">
          <draw:text-box>
            <text:p><text:span text:style-name="T17">Manage Employees</text:span></text:p>
          </draw:text-box>
        </draw:frame>
        <draw:frame draw:style-name="gr23" draw:text-style-name="P19" draw:layer="layout" svg:width="4.61cm" svg:height="1.227cm" svg:x="0.873cm" svg:y="6.822cm">
          <draw:text-box>
            <text:p><text:span text:style-name="T17">Manage Products</text:span></text:p>
          </draw:text-box>
        </draw:frame>
        <draw:frame draw:style-name="gr23" draw:text-style-name="P19" draw:layer="layout" svg:width="4.61cm" svg:height="1.227cm" svg:x="0.873cm" svg:y="8.049cm">
          <draw:text-box>
            <text:p><text:span text:style-name="T17">Manage Sales</text:span></text:p>
          </draw:text-box>
        </draw:frame>
        <draw:frame draw:style-name="gr23" draw:text-style-name="P19" draw:layer="layout" svg:width="4.61cm" svg:height="1.227cm" svg:x="0.873cm" svg:y="9.276cm">
          <draw:text-box>
            <text:p><text:span text:style-name="T17">Manage Cuts</text:span></text:p>
          </draw:text-box>
        </draw:frame>
        <draw:custom-shape draw:style-name="gr18" draw:text-style-name="P15" draw:layer="layout" svg:width="5.101cm" svg:height="3.165cm" svg:x="7.473cm" svg:y="11.346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2.7cm" svg:height="1.825cm" svg:x="8.592cm" svg:y="11.513cm">
          <draw:text-box>
            <text:p><text:span text:style-name="T16">Orders</text:span></text:p>
          </draw:text-box>
        </draw:frame>
        <draw:custom-shape draw:style-name="gr18" draw:text-style-name="P15" draw:layer="layout" svg:width="5.101cm" svg:height="3.165cm" svg:x="13.965cm" svg:y="11.3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20.892cm" svg:y="11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3.379cm" svg:height="1.825cm" svg:x="21.878cm" svg:y="12.06cm">
          <draw:text-box>
            <text:p><text:span text:style-name="T16">Bills</text:span></text:p>
          </draw:text-box>
        </draw:frame>
        <draw:frame draw:style-name="gr23" draw:text-style-name="P19" draw:layer="layout" svg:width="4.61cm" svg:height="1.227cm" svg:x="0.927cm" svg:y="2.784cm">
          <draw:text-box>
            <text:p><text:span text:style-name="T17">Shop</text:span></text:p>
          </draw:text-box>
        </draw:frame>
        <draw:frame draw:style-name="gr23" draw:text-style-name="P19" draw:layer="layout" svg:width="4.61cm" svg:height="1.227cm" svg:x="0.873cm" svg:y="10.34cm">
          <draw:text-box>
            <text:p><text:span text:style-name="T17">Manage Orders</text:span></text:p>
          </draw:text-box>
        </draw:frame>
        <draw:frame draw:style-name="gr23" draw:text-style-name="P19" draw:layer="layout" svg:width="4.61cm" svg:height="1.227cm" svg:x="0.873cm" svg:y="11.323cm">
          <draw:text-box>
            <text:p><text:span text:style-name="T17">Manage Admins</text:span></text:p>
          </draw:text-box>
        </draw:frame>
        <draw:frame draw:style-name="gr24" draw:text-style-name="P18" draw:layer="layout" svg:width="3.379cm" svg:height="1.825cm" svg:x="14.869cm" svg:y="12.007cm">
          <draw:text-box>
            <text:p><text:span text:style-name="T16">Admins</text:span></text:p>
          </draw:text-box>
        </draw:frame>
        <draw:frame draw:style-name="gr24" draw:text-style-name="P18" draw:layer="layout" svg:width="3.379cm" svg:height="1.825cm" svg:x="14.869cm" svg:y="7.724cm">
          <draw:text-box>
            <text:p><text:span text:style-name="T16">Shop</text:span></text:p>
          </draw:text-box>
        </draw:frame>
        <draw:frame draw:style-name="gr23" draw:text-style-name="P19" draw:layer="layout" svg:width="4.61cm" svg:height="1.227cm" svg:x="0.873cm" svg:y="12.55cm">
          <draw:text-box>
            <text:p><text:span text:style-name="T17">Manage Bill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11T15:18:44.400233356</dc:date>
    <meta:editing-duration>PT18H27M30S</meta:editing-duration>
    <meta:editing-cycles>39</meta:editing-cycles>
    <meta:generator>LibreOffice/24.2.7.2$Linux_X86_64 LibreOffice_project/420$Build-2</meta:generator>
    <meta:document-statistic meta:object-count="78"/>
  </office:meta>
</office:document-meta>
</file>